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0 deg long NonRotating FPA = -90 deg, Azimuth = 90 deg, Starting velocity = 0.01 km/s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5.99792659504" calcext:value-type="float">
            <text:p>3415.997926595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5.99792659504" calcext:value-type="float">
            <text:p>3415.99792659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792659504" calcext:value-type="float">
            <text:p>3415.99792659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15.99792659504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4252156531369" calcext:value-type="float">
            <text:p>0.048425215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.0484252156531369" calcext:value-type="float">
            <text:p>0.04842521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.0484252156531369" calcext:value-type="float">
            <text:p>0.04842521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0.0484252156531369" calcext:value-type="float">
            <text:p>-4.84E-00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4.44089206669113E-019" calcext:value-type="float">
            <text:p>4.44089206669113E-01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4.44089206669113E-019" calcext:value-type="float">
            <text:p>-4.44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107340497754811" calcext:value-type="float">
            <text:p>-0.010734049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107340497754811" calcext:value-type="float">
            <text:p>-0.01073404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107340497754811" calcext:value-type="float">
            <text:p>-0.01073404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107340497754811" calcext:value-type="float">
            <text:p>1.07E-002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74797052" calcext:value-type="float">
            <text:p>0.242126074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2126074797052" calcext:value-type="float">
            <text:p>0.242126074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2126074797052" calcext:value-type="float">
            <text:p>0.242126074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2126074797052" calcext:value-type="float">
            <text:p>-2.42E-0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38269369445022E-018" calcext:value-type="float">
            <text:p>2.38269369445022E-01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38269369445022E-018" calcext:value-type="float">
            <text:p>2.38269369445022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2044600153606E-018" calcext:value-type="float">
            <text:p>2.22044600153606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2044600153606E-018" calcext:value-type="float">
            <text:p>-2.22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792659504" calcext:value-type="float">
            <text:p>3415.997926595</text:p>
          </table:table-cell>
          <table:table-cell/>
          <table:table-cell table:style-name="ce3" office:value-type="float" office:value="3415.99792659504" calcext:value-type="float">
            <text:p>3415.99792659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56531369" calcext:value-type="float">
            <text:p>0.0484252157</text:p>
          </table:table-cell>
          <table:table-cell/>
          <table:table-cell table:style-name="ce3" office:value-type="float" office:value="0.0484252156531369" calcext:value-type="float">
            <text:p>0.04842521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4.44089206669113E-019" calcext:value-type="float">
            <text:p>4.44089206669113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44089206669113E-019" calcext:value-type="float">
            <text:p>-4.44089206669113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107340497754811" calcext:value-type="float">
            <text:p>-0.0107340498</text:p>
          </table:table-cell>
          <table:table-cell/>
          <table:table-cell table:style-name="ce3" office:value-type="float" office:value="-0.0107340497754811" calcext:value-type="float">
            <text:p>-0.010734049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74797052" calcext:value-type="float">
            <text:p>0.2421260748</text:p>
          </table:table-cell>
          <table:table-cell/>
          <table:table-cell table:style-name="ce3" office:value-type="float" office:value="0.242126074797052" calcext:value-type="float">
            <text:p>0.242126074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8269369445022E-018" calcext:value-type="float">
            <text:p>2.38269369445022E-018</text:p>
          </table:table-cell>
          <table:table-cell/>
          <table:table-cell table:style-name="ce3" office:value-type="float" office:value="2.22044600153606E-018" calcext:value-type="float">
            <text:p>2.22044600153606E-018</text:p>
          </table:table-cell>
          <table:table-cell/>
          <table:table-cell table:style-name="ce3" office:value-type="float" office:value="1.07306986650516" calcext:value-type="float">
            <text:p>1.0730698665</text:p>
          </table:table-cell>
          <table:table-cell table:style-name="ce3" office:value-type="float" office:value="1.62247692914156E-019" calcext:value-type="float">
            <text:p>1.6224769291415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792659504" calcext:value-type="float">
            <text:p>3415.9979265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792659504" calcext:value-type="float">
            <text:p>3415.99792659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15.99792659504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56531369" calcext:value-type="float">
            <text:p>0.0484252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.0484252156531369" calcext:value-type="float">
            <text:p>0.04842521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0.0484252156531369" calcext:value-type="float">
            <text:p>-4.84E-00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4.44089206669113E-019" calcext:value-type="float">
            <text:p>4.44089206669113E-01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4.44089206669113E-019" calcext:value-type="float">
            <text:p>-4.44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107340497754811" calcext:value-type="float">
            <text:p>-0.01073404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107340497754811" calcext:value-type="float">
            <text:p>-0.01073404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107340497754811" calcext:value-type="float">
            <text:p>1.07E-002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74797052" calcext:value-type="float">
            <text:p>0.242126074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2126074797052" calcext:value-type="float">
            <text:p>0.2421260748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2126074797052" calcext:value-type="float">
            <text:p>-2.42E-0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8269369445022E-018" calcext:value-type="float">
            <text:p>2.38269369445022E-0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2044600153606E-018" calcext:value-type="float">
            <text:p>2.22044600153606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2044600153606E-018" calcext:value-type="float">
            <text:p>-2.22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792659504" calcext:value-type="float">
            <text:p>3415.9979265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56531369" calcext:value-type="float">
            <text:p>0.0484252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107340497754811" calcext:value-type="float">
            <text:p>-0.01073404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74797052" calcext:value-type="float">
            <text:p>0.242126074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8269369445022E-018" calcext:value-type="float">
            <text:p>2.38269369445022E-0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792659504" calcext:value-type="float">
            <text:p>3415.99792659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15.99792659504" calcext:value-type="float">
            <text:p>-3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.0484252156531369" calcext:value-type="float">
            <text:p>0.04842521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0.0484252156531369" calcext:value-type="float">
            <text:p>-4.84E-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4.44089206669113E-019" calcext:value-type="float">
            <text:p>4.44089206669113E-01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4.44089206669113E-019" calcext:value-type="float">
            <text:p>-4.4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107340497754811" calcext:value-type="float">
            <text:p>-0.01073404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107340497754811" calcext:value-type="float">
            <text:p>1.07E-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2126074797052" calcext:value-type="float">
            <text:p>0.2421260748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2126074797052" calcext:value-type="float">
            <text:p>-2.42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2044600153606E-018" calcext:value-type="float">
            <text:p>2.22044600153606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2044600153606E-018" calcext:value-type="float">
            <text:p>-2.22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6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22" calcext:value-type="float">
            <text:p>18.623856805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22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3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4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031" calcext:value-type="float">
            <text:p>0.241351250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031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83634981E-017" calcext:value-type="float">
            <text:p>3.25135283634981E-017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83634981E-017" calcext:value-type="float">
            <text:p>3.25135283634981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6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6" calcext:value-type="float">
            <text:p>3404.3364151178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954969436861575" calcext:value-type="float">
            <text:p>-9.54969436861575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22" calcext:value-type="float">
            <text:p>18.6238568057</text:p>
          </table:table-cell>
          <table:table-cell/>
          <table:table-cell table:style-name="ce3" office:value-type="float" office:value="18.6238568056973" calcext:value-type="float">
            <text:p>18.6238568057</text:p>
          </table:table-cell>
          <table:table-cell/>
          <table:table-cell table:style-name="ce3" office:value-type="float" office:value="0.999999999999724" calcext:value-type="float">
            <text:p>1</text:p>
          </table:table-cell>
          <table:table-cell table:style-name="ce3" office:value-type="float" office:value="-0.00000000000514788212058193" calcext:value-type="float">
            <text:p>-5.14788212058193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4" calcext:value-type="float">
            <text:p>-0.293271055</text:p>
          </table:table-cell>
          <table:table-cell/>
          <table:table-cell table:style-name="ce3" office:value-type="float" office:value="0.999999999999992" calcext:value-type="float">
            <text:p>1</text:p>
          </table:table-cell>
          <table:table-cell table:style-name="ce3" office:value-type="float" office:value="2.33146835171283E-015" calcext:value-type="float">
            <text:p>2.33146835171283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031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0.999999999999686" calcext:value-type="float">
            <text:p>1</text:p>
          </table:table-cell>
          <table:table-cell table:style-name="ce3" office:value-type="float" office:value="-0.0000000000000756616991282044" calcext:value-type="float">
            <text:p>-7.5661699128204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4981E-017" calcext:value-type="float">
            <text:p>3.25135283634981E-017</text:p>
          </table:table-cell>
          <table:table-cell/>
          <table:table-cell table:style-name="ce3" office:value-type="float" office:value="2.21334038368686E-018" calcext:value-type="float">
            <text:p>2.21334038368686E-018</text:p>
          </table:table-cell>
          <table:table-cell/>
          <table:table-cell table:style-name="ce3" office:value-type="float" office:value="14.6898003592827" calcext:value-type="float">
            <text:p>14.6898003593</text:p>
          </table:table-cell>
          <table:table-cell table:style-name="ce3" office:value-type="float" office:value="3.03001879798112E-017" calcext:value-type="float">
            <text:p>3.03001879798112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22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031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4981E-017" calcext:value-type="float">
            <text:p>3.25135283634981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22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031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4981E-017" calcext:value-type="float">
            <text:p>3.25135283634981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6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3" calcext:value-type="float">
            <text:p>18.623856805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3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3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4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7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83635026E-017" calcext:value-type="float">
            <text:p>3.25135283635026E-017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83635026E-017" calcext:value-type="float">
            <text:p>3.25135283635026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6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6" calcext:value-type="float">
            <text:p>3404.3364151178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954969436861575" calcext:value-type="float">
            <text:p>-9.54969436861575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3" calcext:value-type="float">
            <text:p>18.6238568057</text:p>
          </table:table-cell>
          <table:table-cell/>
          <table:table-cell table:style-name="ce3" office:value-type="float" office:value="18.6238568056973" calcext:value-type="float">
            <text:p>18.623856805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035527136788005" calcext:value-type="float">
            <text:p>-3.5527136788005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4" calcext:value-type="float">
            <text:p>-0.293271055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2.55351295663786E-015" calcext:value-type="float">
            <text:p>2.55351295663786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5.55111512312578E-017" calcext:value-type="float">
            <text:p>-5.5511151231257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 office:value-type="float" office:value="2.21334038368686E-018" calcext:value-type="float">
            <text:p>2.21334038368686E-018</text:p>
          </table:table-cell>
          <table:table-cell/>
          <table:table-cell table:style-name="ce3" office:value-type="float" office:value="14.6898003592847" calcext:value-type="float">
            <text:p>14.6898003593</text:p>
          </table:table-cell>
          <table:table-cell table:style-name="ce3" office:value-type="float" office:value="3.03001879798157E-017" calcext:value-type="float">
            <text:p>3.03001879798157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3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3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6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4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3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4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8" calcext:value-type="float">
            <text:p>0.2413512506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8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83635026E-017" calcext:value-type="float">
            <text:p>3.25135283635026E-017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83635026E-017" calcext:value-type="float">
            <text:p>3.25135283635026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6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6" calcext:value-type="float">
            <text:p>3404.3364151178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63664629124105" calcext:value-type="float">
            <text:p>-6.3664629124105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8.6238568056973" calcext:value-type="float">
            <text:p>18.6238568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77635683940025" calcext:value-type="float">
            <text:p>1.77635683940025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4" calcext:value-type="float">
            <text:p>-0.293271055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2.77555756156289E-015" calcext:value-type="float">
            <text:p>2.77555756156289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.43689570931383E-016" calcext:value-type="float">
            <text:p>9.43689570931383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 office:value-type="float" office:value="2.21334038368686E-018" calcext:value-type="float">
            <text:p>2.21334038368686E-018</text:p>
          </table:table-cell>
          <table:table-cell/>
          <table:table-cell table:style-name="ce3" office:value-type="float" office:value="14.6898003592847" calcext:value-type="float">
            <text:p>14.6898003593</text:p>
          </table:table-cell>
          <table:table-cell table:style-name="ce3" office:value-type="float" office:value="3.03001879798158E-017" calcext:value-type="float">
            <text:p>3.03001879798158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6E-017" calcext:value-type="float">
            <text:p>3.25135283635026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6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6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3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3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4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4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6E-018" calcext:value-type="float">
            <text:p>2.21334038368686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6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5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4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4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3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3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8" calcext:value-type="float">
            <text:p>0.2413512506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8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69667318E-017" calcext:value-type="float">
            <text:p>3.25135269667318E-017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69667318E-017" calcext:value-type="float">
            <text:p>3.25135269667318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7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363797880709171" calcext:value-type="float">
            <text:p>-3.63797880709171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77635683940025" calcext:value-type="float">
            <text:p>1.77635683940025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3" calcext:value-type="float">
            <text:p>-0.293271055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1.11022302462516E-015" calcext:value-type="float">
            <text:p>1.11022302462516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82867087928207E-016" calcext:value-type="float">
            <text:p>5.82867087928207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 office:value-type="float" office:value="2.21334038368687E-018" calcext:value-type="float">
            <text:p>2.21334038368687E-018</text:p>
          </table:table-cell>
          <table:table-cell/>
          <table:table-cell table:style-name="ce3" office:value-type="float" office:value="14.6897997282156" calcext:value-type="float">
            <text:p>14.6897997282</text:p>
          </table:table-cell>
          <table:table-cell table:style-name="ce3" office:value-type="float" office:value="3.0300186583045E-017" calcext:value-type="float">
            <text:p>3.0300186583045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3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3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3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3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5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4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4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2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8" calcext:value-type="float">
            <text:p>0.2413512506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8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83635027E-017" calcext:value-type="float">
            <text:p>3.25135283635027E-017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83635027E-017" calcext:value-type="float">
            <text:p>3.25135283635027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7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55111512312578E-017" calcext:value-type="float">
            <text:p>5.55111512312578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77555756156289E-016" calcext:value-type="float">
            <text:p>2.77555756156289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7E-017" calcext:value-type="float">
            <text:p>3.25135283635027E-017</text:p>
          </table:table-cell>
          <table:table-cell/>
          <table:table-cell table:style-name="ce3" office:value-type="float" office:value="2.21334038368687E-018" calcext:value-type="float">
            <text:p>2.21334038368687E-018</text:p>
          </table:table-cell>
          <table:table-cell/>
          <table:table-cell table:style-name="ce3" office:value-type="float" office:value="14.6898003592847" calcext:value-type="float">
            <text:p>14.6898003593</text:p>
          </table:table-cell>
          <table:table-cell table:style-name="ce3" office:value-type="float" office:value="3.03001879798158E-017" calcext:value-type="float">
            <text:p>3.03001879798158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2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7E-017" calcext:value-type="float">
            <text:p>3.25135283635027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83635027E-017" calcext:value-type="float">
            <text:p>3.25135283635027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2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5" calcext:value-type="float">
            <text:p>-3.40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4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4" calcext:value-type="float">
            <text:p>-1.86E+001</text:p>
          </table:table-cell>
          <table:table-cell/>
          <table:table-cell table:style-name="ce3" table:formula="of:=SQRT([.D9]*[.D9]+[.D10]*[.D10]+[.D11]*[.D11])" office:value-type="float" office:value="3404.38735682929" calcext:value-type="float">
            <text:p>3404.3873568293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04.38735682929" calcext:value-type="float">
            <text:p>3404.387356829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2" calcext:value-type="float">
            <text:p>2.93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8" calcext:value-type="float">
            <text:p>0.2413512506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8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8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8" calcext:value-type="float">
            <text:p>-2.41E-001</text:p>
          </table:table-cell>
          <table:table-cell/>
          <table:table-cell table:style-name="ce3" table:formula="of:=SQRT([.D12]*[.D12]+[.D13]*[.D13]+[.D14]*[.D14])" office:value-type="float" office:value="0.379813556690499" calcext:value-type="float">
            <text:p>0.3798135567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379813556690499" calcext:value-type="float">
            <text:p>0.379813556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311570444E-017" calcext:value-type="float">
            <text:p>3.25135311570444E-017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311570444E-017" calcext:value-type="float">
            <text:p>3.25135311570444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7E-018" calcext:value-type="float">
            <text:p>-2.21E-01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404.38735682929" calcext:value-type="float">
            <text:p>3404.3873568293</text:p>
          </table:table-cell>
          <table:table-cell/>
          <table:table-cell table:style-name="ce3" table:formula="of:=SQRT([.F21]*[.F21]+[.F22]*[.F22]+[.F23]*[.F23])" office:value-type="float" office:value="3404.38735682929" calcext:value-type="float">
            <text:p>3404.3873568293</text:p>
          </table:table-cell>
          <table:table-cell/>
          <table:table-cell table:formula="of:=[.T22]/[.V22]" office:value-type="float" office:value="1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 office:value-type="float" office:value="0.241351250569108" calcext:value-type="float">
            <text:p>0.2413512506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.379813556690499" calcext:value-type="float">
            <text:p>0.3798135567</text:p>
          </table:table-cell>
          <table:table-cell/>
          <table:table-cell table:style-name="ce3" table:formula="of:=SQRT([.F24]*[.F24]+[.F25]*[.F25]+[.F26]*[.F26])" office:value-type="float" office:value="0.379813556690499" calcext:value-type="float">
            <text:p>0.3798135567</text:p>
          </table:table-cell>
          <table:table-cell/>
          <table:table-cell table:formula="of:=[.T25]/[.V25]" office:value-type="float" office:value="1" calcext:value-type="float">
            <text:p>1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311570444E-017" calcext:value-type="float">
            <text:p>3.25135311570444E-017</text:p>
          </table:table-cell>
          <table:table-cell/>
          <table:table-cell table:style-name="ce3" office:value-type="float" office:value="2.21334038368687E-018" calcext:value-type="float">
            <text:p>2.21334038368687E-018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5" calcext:value-type="float">
            <text:p>-3.40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4" calcext:value-type="float">
            <text:p>-1.86E+001</text:p>
          </table:table-cell>
          <table:table-cell/>
          <table:table-cell table:style-name="ce3" table:formula="of:=SQRT([.D33]*[.D33]+[.D34]*[.D34]+[.D35]*[.D35])" office:value-type="float" office:value="3404.38735682929" calcext:value-type="float">
            <text:p>3404.3873568293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404.38735682929" calcext:value-type="float">
            <text:p>3404.387356829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2" calcext:value-type="float">
            <text:p>2.93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8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8" calcext:value-type="float">
            <text:p>-2.41E-001</text:p>
          </table:table-cell>
          <table:table-cell/>
          <table:table-cell table:style-name="ce3" table:formula="of:=SQRT([.D36]*[.D36]+[.D37]*[.D37]+[.D38]*[.D38])" office:value-type="float" office:value="0.379813556690499" calcext:value-type="float">
            <text:p>0.3798135567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.379813556690499" calcext:value-type="float">
            <text:p>0.379813556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311570444E-017" calcext:value-type="float">
            <text:p>3.25135311570444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7E-018" calcext:value-type="float">
            <text:p>-2.21E-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04.38735682929" calcext:value-type="float">
            <text:p>3404.3873568293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04.38735682929" calcext:value-type="float">
            <text:p>3404.387356829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8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.379813556690499" calcext:value-type="float">
            <text:p>0.3798135567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.379813556690499" calcext:value-type="float">
            <text:p>0.379813556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311570444E-017" calcext:value-type="float">
            <text:p>3.25135311570444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5" calcext:value-type="float">
            <text:p>-3.40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4" calcext:value-type="float">
            <text:p>-1.86E+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2" calcext:value-type="float">
            <text:p>2.93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8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8" calcext:value-type="float">
            <text:p>-2.41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7E-018" calcext:value-type="float">
            <text:p>-2.21E-0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04.33641511775" calcext:value-type="float">
            <text:p>3404.3364151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04.33641511775" calcext:value-type="float">
            <text:p>-3.4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8.6238568056974" calcext:value-type="float">
            <text:p>18.62385680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8.6238568056974" calcext:value-type="float">
            <text:p>-1.86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.70792296583723E-016" calcext:value-type="float">
            <text:p>-1.71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93271054989432" calcext:value-type="float">
            <text:p>-0.2932710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93271054989432" calcext:value-type="float">
            <text:p>2.9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1351250569107" calcext:value-type="float">
            <text:p>0.24135125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241351250569107" calcext:value-type="float">
            <text:p>-2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25135269667318E-017" calcext:value-type="float">
            <text:p>3.25135269667318E-017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25135269667318E-017" calcext:value-type="float">
            <text:p>3.25135269667318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21334038368687E-018" calcext:value-type="float">
            <text:p>-2.2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3404.33641511775" calcext:value-type="float">
            <text:p>3404.3364151178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8.6238568056974" calcext:value-type="float">
            <text:p>18.6238568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7.105427357601E-015" calcext:value-type="float">
            <text:p>-7.105427357601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1.70792296583723E-016" calcext:value-type="float">
            <text:p>1.7079229658372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0792296583723E-016" calcext:value-type="float">
            <text:p>-1.70792296583723E-0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-0.293271054989432" calcext:value-type="float">
            <text:p>-0.29327105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66533453693773E-016" calcext:value-type="float">
            <text:p>-1.6653345369377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0.241351250569107" calcext:value-type="float">
            <text:p>0.24135125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11022302462516E-016" calcext:value-type="float">
            <text:p>-1.11022302462516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 office:value-type="float" office:value="2.21334038368687E-018" calcext:value-type="float">
            <text:p>2.21334038368687E-018</text:p>
          </table:table-cell>
          <table:table-cell/>
          <table:table-cell table:style-name="ce3" office:value-type="float" office:value="14.6897997282156" calcext:value-type="float">
            <text:p>14.6897997282</text:p>
          </table:table-cell>
          <table:table-cell table:style-name="ce3" office:value-type="float" office:value="3.0300186583045E-017" calcext:value-type="float">
            <text:p>3.0300186583045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93271054989432" calcext:value-type="float">
            <text:p>2.9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04.33641511775" calcext:value-type="float">
            <text:p>3404.33641511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238568056974" calcext:value-type="float">
            <text:p>18.6238568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93271054989432" calcext:value-type="float">
            <text:p>-0.29327105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1351250569107" calcext:value-type="float">
            <text:p>0.2413512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25135269667318E-017" calcext:value-type="float">
            <text:p>3.25135269667318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04.33641511775" calcext:value-type="float">
            <text:p>3404.336415117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04.33641511775" calcext:value-type="float">
            <text:p>-3.4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6238568056974" calcext:value-type="float">
            <text:p>18.623856805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6238568056974" calcext:value-type="float">
            <text:p>-1.8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.70792296583723E-016" calcext:value-type="float">
            <text:p>1.70792296583723E-01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.70792296583723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93271054989432" calcext:value-type="float">
            <text:p>-0.29327105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93271054989432" calcext:value-type="float">
            <text:p>2.9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1351250569107" calcext:value-type="float">
            <text:p>0.24135125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1351250569107" calcext:value-type="float">
            <text:p>-2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21334038368687E-018" calcext:value-type="float">
            <text:p>2.21334038368687E-01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21334038368687E-018" calcext:value-type="float">
            <text:p>-2.2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2T16:01:39.838529081</dc:date>
    <dc:creator>Stacha Petrovic</dc:creator>
    <meta:editing-duration>P48DT18H9M22S</meta:editing-duration>
    <meta:editing-cycles>982</meta:editing-cycles>
    <meta:document-statistic meta:table-count="8" meta:cell-count="2946" meta:object-count="0"/>
    <meta:user-defined meta:name="qrichtext">1</meta:user-defined>
  </office:meta>
</office:document-meta>
</file>